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7.401cm"/>
    </style:style>
    <style:style style:name="co4" style:family="table-column">
      <style:table-column-properties fo:break-before="auto" style:column-width="24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color="#000000" style:font-name="MS Gothic" fo:font-size="9.5pt" style:font-name-asian="MS Gothic" style:font-size-asian="9.5pt" style:font-name-complex="MS Gothic" style:font-size-complex="9.5pt"/>
    </style:style>
    <style:style style:name="ce9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10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3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  <style:text-properties fo:color="#000000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1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bf00" fo:border="0.06pt solid #000000"/>
    </style:style>
    <style:style style:name="ce5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81d41a" fo:border="0.99pt solid #000000"/>
    </style:style>
    <style:style style:name="ce17" style:family="table-cell" style:parent-style-name="Default">
      <style:table-cell-properties fo:background-color="#81d41a" fo:border="0.06pt solid #000000"/>
      <style:text-properties fo:color="#000000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18" style:family="table-cell" style:parent-style-name="Default">
      <style:table-cell-properties fo:background-color="#81d41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クラス名</text:p>
          </table:table-cell>
          <table:table-cell table:style-name="ce3" office:value-type="string" calcext:value-type="string">
            <text:p>関数名</text:p>
          </table:table-cell>
          <table:table-cell table:style-name="ce5" office:value-type="string" calcext:value-type="string">
            <text:p>概要</text:p>
          </table:table-cell>
        </table:table-row>
        <table:table-row table:style-name="ro1">
          <table:table-cell/>
          <table:table-cell table:style-name="ce8" office:value-type="string" calcext:value-type="string">
            <text:p>DiploidCollision</text:p>
          </table:table-cell>
          <table:table-cell table:style-name="ce4" office:value-type="string" calcext:value-type="string">
            <text:p>CircleAndCircleCollisionUpdata(DiploidCircleV2* circle_one, DiploidCircleV2* circle_two)</text:p>
          </table:table-cell>
          <table:table-cell table:style-name="ce6" office:value-type="string" calcext:value-type="string">
            <text:p>円と円の当たり判定の処理をします。どちらもヒットしている場合にtrueを返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AndCircleCollisionPointsUpdata(DiploidCircleV2* circle_one, DiploidCircleV2* circle_two)</text:p>
          </table:table-cell>
          <table:table-cell table:style-name="ce17" office:value-type="string" calcext:value-type="string">
            <text:p>円と円が当たった瞬間の位置を得ます。(戻り値は当たった場所の位置を返します。zには半径が入っています。)</text:p>
          </table:table-cell>
        </table:table-row>
        <table:table-row table:style-name="ro1">
          <table:table-cell table:number-columns-repeated="2"/>
          <table:table-cell table:style-name="ce14"/>
          <table:table-cell/>
        </table:table-row>
        <table:table-row table:style-name="ro1">
          <table:table-cell/>
          <table:table-cell table:style-name="ce10"/>
          <table:table-cell office:value-type="string" calcext:value-type="string">
            <text:p>GetUpdataCounter()</text:p>
          </table:table-cell>
          <table:table-cell office:value-type="string" calcext:value-type="string">
            <text:p>現在の当たり判定を行う頻度を図るカウンターの値を取得しま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00/00/00</text:date>, <text:time style:data-style-name="N2" text:time-value="07:22:25.99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1T04:20:46.685000000</meta:creation-date>
    <dc:date>2020-02-09T07:28:16.770000000</dc:date>
    <meta:editing-duration>PT10M27S</meta:editing-duration>
    <meta:editing-cycles>6</meta:editing-cycles>
    <meta:generator>LibreOffice/6.4.0.3$Windows_X86_64 LibreOffice_project/b0a288ab3d2d4774cb44b62f04d5d28733ac6df8</meta:generator>
    <meta:document-statistic meta:table-count="1" meta:cell-count="10" meta:object-count="0"/>
  </office:meta>
</office:document-meta>
</file>